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style:text-outline="false" fo:language="es" fo:country="ES" fo:text-shadow="none" style:text-underline-mode="continuous" style:text-overline-mode="continuous" style:text-line-through-mode="continuous" style:language-asian="ar" style:country-asian="SA" style:font-name-complex="Tahoma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text-outline="false" fo:language="es" fo:country="ES" fo:text-shadow="none" style:text-underline-mode="continuous" style:text-overline-mode="continuous" style:text-line-through-mode="continuous" style:language-asian="ar" style:country-asian="SA" style:font-name-complex="Tahoma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style:text-outline="false" fo:language="es" fo:country="ES" fo:text-shadow="none" style:text-underline-mode="continuous" style:text-overline-mode="continuous" style:text-line-through-mode="continuous" style:language-asian="ar" style:country-asian="SA" style:font-name-complex="Tahoma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justify"/>
      <style:text-properties style:text-outline="false" fo:language="es" fo:country="ES" fo:text-shadow="none" style:text-underline-mode="continuous" style:text-overline-mode="continuous" style:text-line-through-mode="continuous" style:language-asian="zh" style:country-asian="CN" style:font-name-complex="Tahoma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text-outline="false" fo:language="es" fo:country="ES" fo:text-shadow="none" style:text-underline-mode="continuous" style:text-overline-mode="continuous" style:text-line-through-mode="continuous" style:language-asian="zh" style:country-asian="CN" style:font-name-complex="Tahoma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style:text-outline="false" fo:language="es" fo:country="ES" fo:text-shadow="none" style:text-underline-mode="continuous" style:text-overline-mode="continuous" style:text-line-through-mode="continuous" style:language-asian="zh" style:country-asian="CN" style:font-name-complex="Tahoma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Tahoma" style:language-complex="en" style:country-complex="US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justify"/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Tahoma" style:language-complex="en" style:country-complex="US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text-outline="false" fo:language="es" fo:country="ES" fo:text-shadow="none" style:text-underline-mode="continuous" style:text-overline-mode="continuous" style:text-line-through-mode="continuous" style:language-asian="zh" style:country-asian="CN" style:font-name-complex="Tahoma" style:language-complex="en" style:country-complex="US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justify"/>
      <style:text-properties style:text-outline="false" fo:language="es" fo:country="ES" fo:text-shadow="none" style:text-underline-mode="continuous" style:text-overline-mode="continuous" style:text-line-through-mode="continuous" style:language-asian="zh" style:country-asian="CN" style:font-name-complex="Tahoma" style:language-complex="en" style:country-complex="US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0pt" fo:font-weight="bold" fo:country="none" style:country-asian="none" style:font-name-asian="Times New Roman" style:font-size-asian="12pt" style:font-weight-asian="bold"/>
    </style:style>
    <style:style style:name="T2" style:family="text">
      <style:text-properties fo:color="#000000" fo:font-size="10pt" fo:font-weight="bold" fo:country="none" style:country-asian="none" style:font-weight-asian="bold" style:font-name-asian="Cambria" style:font-size-asian="10pt" style:font-size-complex="10pt" style:font-weight-complex="bold"/>
    </style:style>
  </office:automatic-styles>
  <office:body>
    <office:spreadsheet>
      <table:table table:name="Hoja 1" table:style-name="ta1" table:print="false">
        <office:forms form:automatic-focus="false" form:apply-design-mode="false"/>
        <table:shapes>
          <draw:frame draw:z-index="0" draw:style-name="gr1" draw:text-style-name="P1" svg:width="292.42pt" svg:height="131.27pt" svg:x="375.05pt" svg:y="17.63pt">
            <loext:p draw:notify-on-update-of-ranges="'Hoja 1'.A2:'Hoja 1'.A4 'Hoja 1'.B1:'Hoja 1'.B1 'Hoja 1'.B2:'Hoja 1'.B4 'Hoja 1'.A2:'Hoja 1'.A4 'Hoja 1'.C1:'Hoja 1'.C1 'Hoja 1'.C2:'Hoja 1'.C4 'Hoja 1'.A2:'Hoja 1'.A4 'Hoja 1'.D1:'Hoja 1'.D1 'Hoja 1'.D2:'Hoja 1'.D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0.14pt" svg:height="158.66pt" svg:x="384.18pt" svg:y="171.61pt">
            <loext:p draw:notify-on-update-of-ranges="'Hoja 1'.A8:'Hoja 1'.A10 'Hoja 1'.B7:'Hoja 1'.B7 'Hoja 1'.B8:'Hoja 1'.B10 'Hoja 1'.A8:'Hoja 1'.A10 'Hoja 1'.C7:'Hoja 1'.C7 'Hoja 1'.C8:'Hoja 1'.C10 'Hoja 1'.A8:'Hoja 1'.A10 'Hoja 1'.D7:'Hoja 1'.D7 'Hoja 1'.D8:'Hoja 1'.D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41.91pt" svg:y="97.37pt">
            <loext:p draw:notify-on-update-of-ranges="'Hoja 1'.A20:'Hoja 1'.A20 'Hoja 1'.A21:'Hoja 1'.A24 'Hoja 1'.B20:'Hoja 1'.B20 'Hoja 1'.B21:'Hoja 1'.B24 'Hoja 1'.A20:'Hoja 1'.A20 'Hoja 1'.A21:'Hoja 1'.A24 'Hoja 1'.C20:'Hoja 1'.C20 'Hoja 1'.C21:'Hoja 1'.C24 'Hoja 1'.A20:'Hoja 1'.A20 'Hoja 1'.A21:'Hoja 1'.A24 'Hoja 1'.D20:'Hoja 1'.D20 'Hoja 1'.D21:'Hoja 1'.D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6" table:default-cell-style-name="ce4"/>
        <table:table-column table:style-name="co1" table:number-columns-repeated="230" table:default-cell-style-name="Default"/>
        <table:table-row table:style-name="ro1">
          <table:table-cell table:style-name="ce1" office:value-type="string" calcext:value-type="string">
            <text:p>Chunk</text:p>
          </table:table-cell>
          <table:table-cell table:style-name="ce7" office:value-type="string" calcext:value-type="string">
            <text:p><text:span text:style-name="T1">Static</text:span><text:span text:style-name="T2"> </text:span></text:p>
          </table:table-cell>
          <table:table-cell table:style-name="ce7" office:value-type="string" calcext:value-type="string">
            <text:p>Dynamic</text:p>
          </table:table-cell>
          <table:table-cell table:style-name="ce1" office:value-type="string" calcext:value-type="string">
            <text:p>Guided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por defecto</text:p>
          </table:table-cell>
          <table:table-cell table:style-name="ce8" office:value-type="float" office:value="0.046711916" calcext:value-type="float">
            <text:p>0.046711916</text:p>
          </table:table-cell>
          <table:table-cell table:style-name="ce8" office:value-type="float" office:value="0.036238721" calcext:value-type="float">
            <text:p>0.036238721</text:p>
          </table:table-cell>
          <table:table-cell table:style-name="ce8" office:value-type="float" office:value="0.038668644" calcext:value-type="float">
            <text:p>0.038668644</text:p>
          </table:table-cell>
          <table:table-cell table:number-columns-repeated="25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office:value-type="float" office:value="0.035047011" calcext:value-type="float">
            <text:p>0.035047011</text:p>
          </table:table-cell>
          <table:table-cell table:style-name="ce8" office:value-type="float" office:value="0.037187167" calcext:value-type="float">
            <text:p>0.037187167</text:p>
          </table:table-cell>
          <table:table-cell table:style-name="ce8" office:value-type="float" office:value="0.034859763" calcext:value-type="float">
            <text:p>0.034859763</text:p>
          </table:table-cell>
          <table:table-cell table:number-columns-repeated="252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9" office:value-type="float" office:value="0.033244486" calcext:value-type="float">
            <text:p>0.033244486</text:p>
          </table:table-cell>
          <table:table-cell table:style-name="ce9" office:value-type="float" office:value="0.034451319" calcext:value-type="float">
            <text:p>0.034451319</text:p>
          </table:table-cell>
          <table:table-cell table:style-name="ce9" office:value-type="float" office:value="0.034451054" calcext:value-type="float">
            <text:p>0.034451054</text:p>
          </table:table-cell>
          <table:table-cell table:number-columns-repeated="252"/>
        </table:table-row>
        <table:table-row table:style-name="ro3" table:number-rows-repeated="2">
          <table:table-cell table:number-columns-repeated="256"/>
        </table:table-row>
        <table:table-row table:style-name="ro1">
          <table:table-cell table:style-name="ce1" office:value-type="string" calcext:value-type="string">
            <text:p>Chunk</text:p>
          </table:table-cell>
          <table:table-cell table:style-name="ce7" office:value-type="string" calcext:value-type="string">
            <text:p><text:span text:style-name="T1">Static</text:span><text:span text:style-name="T2"> </text:span></text:p>
          </table:table-cell>
          <table:table-cell table:style-name="ce7" office:value-type="string" calcext:value-type="string">
            <text:p>Dynamic</text:p>
          </table:table-cell>
          <table:table-cell table:style-name="ce1" office:value-type="string" calcext:value-type="string">
            <text:p>Guided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por defecto</text:p>
          </table:table-cell>
          <table:table-cell table:style-name="ce8" office:value-type="float" office:value="0.05897941" calcext:value-type="float">
            <text:p>0.05897941</text:p>
          </table:table-cell>
          <table:table-cell table:style-name="ce8" office:value-type="float" office:value="0.036976165" calcext:value-type="float">
            <text:p>0.036976165</text:p>
          </table:table-cell>
          <table:table-cell table:style-name="ce8" office:value-type="float" office:value="0.041331375" calcext:value-type="float">
            <text:p>0.041331375</text:p>
          </table:table-cell>
          <table:table-cell table:number-columns-repeated="25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office:value-type="float" office:value="0.034590594" calcext:value-type="float">
            <text:p>0.034590594</text:p>
          </table:table-cell>
          <table:table-cell table:style-name="ce8" office:value-type="float" office:value="0.037256078" calcext:value-type="float">
            <text:p>0.037256078</text:p>
          </table:table-cell>
          <table:table-cell table:style-name="ce8" office:value-type="float" office:value="0.037069255" calcext:value-type="float">
            <text:p>0.037069255</text:p>
          </table:table-cell>
          <table:table-cell table:number-columns-repeated="252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9" office:value-type="float" office:value="0.033459864" calcext:value-type="float">
            <text:p>0.033459864</text:p>
          </table:table-cell>
          <table:table-cell table:style-name="ce9" office:value-type="float" office:value="0.033246293" calcext:value-type="float">
            <text:p>0.033246293</text:p>
          </table:table-cell>
          <table:table-cell table:style-name="ce9" office:value-type="float" office:value="0.040510096" calcext:value-type="float">
            <text:p>0.040510096</text:p>
          </table:table-cell>
          <table:table-cell table:number-columns-repeated="252"/>
        </table:table-row>
        <table:table-row table:style-name="ro3" table:number-rows-repeated="8">
          <table:table-cell table:number-columns-repeated="256"/>
        </table:table-row>
        <table:table-row table:style-name="ro3">
          <table:table-cell office:value-type="string" calcext:value-type="string">
            <text:p>pclocal</text:p>
          </table:table-cell>
          <table:table-cell table:number-columns-repeated="255"/>
        </table:table-row>
        <table:table-row table:style-name="ro2">
          <table:table-cell table:style-name="ce5"/>
          <table:table-cell table:style-name="ce5" office:value-type="string" calcext:value-type="string">
            <text:p>secuencial</text:p>
          </table:table-cell>
          <table:table-cell table:style-name="ce5" office:value-type="string" calcext:value-type="string">
            <text:p>2 thread</text:p>
          </table:table-cell>
          <table:table-cell table:style-name="ce10" office:value-type="string" calcext:value-type="string">
            <text:p>4 thread</text:p>
          </table:table-cell>
          <table:table-cell table:number-columns-repeated="252"/>
        </table:table-row>
        <table:table-row table:style-name="ro2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.002167379" calcext:value-type="float">
            <text:p>0.002167379</text:p>
          </table:table-cell>
          <table:table-cell table:style-name="ce6" office:value-type="float" office:value="0.001265039" calcext:value-type="float">
            <text:p>0.001265039</text:p>
          </table:table-cell>
          <table:table-cell table:style-name="ce11" office:value-type="float" office:value="0.002555077" calcext:value-type="float">
            <text:p>0.002555077</text:p>
          </table:table-cell>
          <table:table-cell table:number-columns-repeated="252"/>
        </table:table-row>
        <table:table-row table:style-name="ro2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0.646629926" calcext:value-type="float">
            <text:p>0.646629926</text:p>
          </table:table-cell>
          <table:table-cell table:style-name="ce6" office:value-type="float" office:value="0.724434041" calcext:value-type="float">
            <text:p>0.724434041</text:p>
          </table:table-cell>
          <table:table-cell table:style-name="ce11" office:value-type="float" office:value="1.732943774" calcext:value-type="float">
            <text:p>1.732943774</text:p>
          </table:table-cell>
          <table:table-cell table:number-columns-repeated="252"/>
        </table:table-row>
        <table:table-row table:style-name="ro2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7.142421625" calcext:value-type="float">
            <text:p>17.142421625</text:p>
          </table:table-cell>
          <table:table-cell table:style-name="ce6" office:value-type="float" office:value="17.342668457" calcext:value-type="float">
            <text:p>17.342668457</text:p>
          </table:table-cell>
          <table:table-cell table:style-name="ce11" office:value-type="float" office:value="19.168253238" calcext:value-type="float">
            <text:p>19.168253238</text:p>
          </table:table-cell>
          <table:table-cell table:number-columns-repeated="252"/>
        </table:table-row>
        <table:table-row table:style-name="ro2"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84.503619663" calcext:value-type="float">
            <text:p>84.503619663</text:p>
          </table:table-cell>
          <table:table-cell table:style-name="ce6" office:value-type="float" office:value="104.521513044" calcext:value-type="float">
            <text:p>104.521513044</text:p>
          </table:table-cell>
          <table:table-cell table:style-name="ce11" office:value-type="float" office:value="80.797145658" calcext:value-type="float">
            <text:p>80.797145658</text:p>
          </table:table-cell>
          <table:table-cell table:number-columns-repeated="252"/>
        </table:table-row>
        <table:table-row table:style-name="ro3" table:number-rows-repeated="956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23:44:10.95713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9T23:45:16.409421000</dc:date>
    <meta:editing-duration>PT8M11S</meta:editing-duration>
    <meta:editing-cycles>2</meta:editing-cycles>
    <meta:generator>LibreOffice/5.1.1.3$MacOSX_X86_64 LibreOffice_project/89f508ef3ecebd2cfb8e1def0f0ba9a803b88a6d</meta:generator>
    <meta:document-statistic meta:table-count="1" meta:cell-count="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317cm" svg:height="4.632cm" xlink:href=".." xlink:type="simple" chart:class="chart:scatter" chart:style-name="ch1">
        <chart:legend chart:legend-position="end" svg:x="7.613cm" svg:y="1.514cm" style:legend-expansion="high" chart:style-name="ch2"/>
        <chart:plot-area chart:style-name="ch3" table:cell-range-address="'Hoja 1'.A2:'Hoja 1'.D4 'Hoja 1'.B1:'Hoja 1'.D1" chart:data-source-has-labels="row" svg:x="0.206cm" svg:y="0.092cm" svg:width="7.201cm" svg:height="4.448cm">
          <chartooo:coordinate-region svg:x="1.337cm" svg:y="0.293cm" svg:width="5.878cm" svg:height="3.5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Hoja 1'.B2:'Hoja 1'.B4" chart:label-cell-address="'Hoja 1'.B1:'Hoja 1'.B1" chart:class="chart:scatter">
            <chart:domain table:cell-range-address="'Hoja 1'.A2:'Hoja 1'.A4"/>
            <chart:data-point chart:repeated="3"/>
          </chart:series>
          <chart:series chart:style-name="ch7" chart:values-cell-range-address="'Hoja 1'.C2:'Hoja 1'.C4" chart:label-cell-address="'Hoja 1'.C1:'Hoja 1'.C1" chart:class="chart:scatter">
            <chart:data-point chart:repeated="3"/>
          </chart:series>
          <chart:series chart:style-name="ch8" chart:values-cell-range-address="'Hoja 1'.D2:'Hoja 1'.D4" chart:label-cell-address="'Hoja 1'.D1:'Hoja 1'.D1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tic </text:p>
                <draw:g>
                  <svg:desc>'Hoja 1'.B1:'Hoja 1'.B1</svg:desc>
                </draw:g>
              </table:table-cell>
              <table:table-cell office:value-type="string">
                <text:p>Dynamic</text:p>
                <draw:g>
                  <svg:desc>'Hoja 1'.C1:'Hoja 1'.C1</svg:desc>
                </draw:g>
              </table:table-cell>
              <table:table-cell office:value-type="string">
                <text:p>Guided</text:p>
                <draw:g>
                  <svg:desc>'Hoja 1'.D1:'Hoja 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Hoja 1'.A2:'Hoja 1'.A4</svg:desc>
                </draw:g>
              </table:table-cell>
              <table:table-cell office:value-type="float" office:value="0.046711916">
                <text:p>0.046711916</text:p>
                <draw:g>
                  <svg:desc>'Hoja 1'.B2:'Hoja 1'.B4</svg:desc>
                </draw:g>
              </table:table-cell>
              <table:table-cell office:value-type="float" office:value="0.036238721">
                <text:p>0.036238721</text:p>
                <draw:g>
                  <svg:desc>'Hoja 1'.C2:'Hoja 1'.C4</svg:desc>
                </draw:g>
              </table:table-cell>
              <table:table-cell office:value-type="float" office:value="0.038668644">
                <text:p>0.038668644</text:p>
                <draw:g>
                  <svg:desc>'Hoja 1'.D2:'Hoja 1'.D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5047011">
                <text:p>0.035047011</text:p>
              </table:table-cell>
              <table:table-cell office:value-type="float" office:value="0.037187167">
                <text:p>0.037187167</text:p>
              </table:table-cell>
              <table:table-cell office:value-type="float" office:value="0.034859763">
                <text:p>0.034859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033244486">
                <text:p>0.033244486</text:p>
              </table:table-cell>
              <table:table-cell office:value-type="float" office:value="0.034451319">
                <text:p>0.034451319</text:p>
              </table:table-cell>
              <table:table-cell office:value-type="float" office:value="0.034451054">
                <text:p>0.0344510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MacOSX_X86_64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0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31cm" svg:height="5.598cm" xlink:href=".." xlink:type="simple" chart:class="chart:scatter" chart:style-name="ch1">
        <chart:legend chart:legend-position="end" svg:x="6.827cm" svg:y="1.997cm" style:legend-expansion="high" chart:style-name="ch2"/>
        <chart:plot-area chart:style-name="ch3" table:cell-range-address="'Hoja 1'.A8:'Hoja 1'.D10 'Hoja 1'.B7:'Hoja 1'.D7" chart:data-source-has-labels="row" svg:x="0.19cm" svg:y="0.111cm" svg:width="6.447cm" svg:height="5.376cm">
          <chartooo:coordinate-region svg:x="1.321cm" svg:y="0.312cm" svg:width="5.125cm" svg:height="4.5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oja 1'.B8:'Hoja 1'.B10" chart:label-cell-address="'Hoja 1'.B7:'Hoja 1'.B7" chart:class="chart:scatter">
            <chart:domain table:cell-range-address="'Hoja 1'.A8:'Hoja 1'.A10"/>
            <chart:data-point chart:repeated="3"/>
          </chart:series>
          <chart:series chart:style-name="ch8" chart:values-cell-range-address="'Hoja 1'.C8:'Hoja 1'.C10" chart:label-cell-address="'Hoja 1'.C7:'Hoja 1'.C7" chart:class="chart:scatter">
            <chart:data-point chart:repeated="3"/>
          </chart:series>
          <chart:series chart:style-name="ch9" chart:values-cell-range-address="'Hoja 1'.D8:'Hoja 1'.D10" chart:label-cell-address="'Hoja 1'.D7:'Hoja 1'.D7" chart:class="chart:scatte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tic </text:p>
                <draw:g>
                  <svg:desc>'Hoja 1'.B7:'Hoja 1'.B7</svg:desc>
                </draw:g>
              </table:table-cell>
              <table:table-cell office:value-type="string">
                <text:p>Dynamic</text:p>
                <draw:g>
                  <svg:desc>'Hoja 1'.C7:'Hoja 1'.C7</svg:desc>
                </draw:g>
              </table:table-cell>
              <table:table-cell office:value-type="string">
                <text:p>Guided</text:p>
                <draw:g>
                  <svg:desc>'Hoja 1'.D7:'Hoja 1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Hoja 1'.A8:'Hoja 1'.A10</svg:desc>
                </draw:g>
              </table:table-cell>
              <table:table-cell office:value-type="float" office:value="0.05897941">
                <text:p>0.05897941</text:p>
                <draw:g>
                  <svg:desc>'Hoja 1'.B8:'Hoja 1'.B10</svg:desc>
                </draw:g>
              </table:table-cell>
              <table:table-cell office:value-type="float" office:value="0.036976165">
                <text:p>0.036976165</text:p>
                <draw:g>
                  <svg:desc>'Hoja 1'.C8:'Hoja 1'.C10</svg:desc>
                </draw:g>
              </table:table-cell>
              <table:table-cell office:value-type="float" office:value="0.041331375">
                <text:p>0.041331375</text:p>
                <draw:g>
                  <svg:desc>'Hoja 1'.D8:'Hoja 1'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4590594">
                <text:p>0.034590594</text:p>
              </table:table-cell>
              <table:table-cell office:value-type="float" office:value="0.037256078">
                <text:p>0.037256078</text:p>
              </table:table-cell>
              <table:table-cell office:value-type="float" office:value="0.037069255">
                <text:p>0.037069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033459864">
                <text:p>0.033459864</text:p>
              </table:table-cell>
              <table:table-cell office:value-type="float" office:value="0.033246293">
                <text:p>0.033246293</text:p>
              </table:table-cell>
              <table:table-cell office:value-type="float" office:value="0.040510096">
                <text:p>0.0405100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MacOSX_X86_64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698cm" style:legend-expansion="high" chart:style-name="ch2"/>
        <chart:plot-area chart:style-name="ch3" table:cell-range-address="'Hoja 1'.A20:'Hoja 1'.D24" chart:data-source-has-labels="row" svg:x="0.32cm" svg:y="0.18cm" svg:width="12.356cm" svg:height="8.64cm">
          <chartooo:coordinate-region svg:x="0.951cm" svg:y="0.381cm" svg:width="11.133cm" svg:height="7.7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Hoja 1'.B21:'Hoja 1'.B24" chart:label-cell-address="'Hoja 1'.B20:'Hoja 1'.B20" chart:class="chart:scatter">
            <chart:domain table:cell-range-address="'Hoja 1'.A21:'Hoja 1'.A24"/>
            <chart:data-point chart:repeated="4"/>
          </chart:series>
          <chart:series chart:style-name="ch7" chart:values-cell-range-address="'Hoja 1'.C21:'Hoja 1'.C24" chart:label-cell-address="'Hoja 1'.C20:'Hoja 1'.C20" chart:class="chart:scatter">
            <chart:data-point chart:repeated="4"/>
          </chart:series>
          <chart:series chart:style-name="ch8" chart:values-cell-range-address="'Hoja 1'.D21:'Hoja 1'.D24" chart:label-cell-address="'Hoja 1'.D20:'Hoja 1'.D20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cuencial</text:p>
                <draw:g>
                  <svg:desc>'Hoja 1'.B20:'Hoja 1'.B20</svg:desc>
                </draw:g>
              </table:table-cell>
              <table:table-cell office:value-type="string">
                <text:p>2 thread</text:p>
                <draw:g>
                  <svg:desc>'Hoja 1'.C20:'Hoja 1'.C20</svg:desc>
                </draw:g>
              </table:table-cell>
              <table:table-cell office:value-type="string">
                <text:p>4 thread</text:p>
                <draw:g>
                  <svg:desc>'Hoja 1'.D20:'Hoja 1'.D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Hoja 1'.A21:'Hoja 1'.A24</svg:desc>
                </draw:g>
              </table:table-cell>
              <table:table-cell office:value-type="float" office:value="0.002167379">
                <text:p>0.002167379</text:p>
                <draw:g>
                  <svg:desc>'Hoja 1'.B21:'Hoja 1'.B24</svg:desc>
                </draw:g>
              </table:table-cell>
              <table:table-cell office:value-type="float" office:value="0.001265039">
                <text:p>0.001265039</text:p>
                <draw:g>
                  <svg:desc>'Hoja 1'.C21:'Hoja 1'.C24</svg:desc>
                </draw:g>
              </table:table-cell>
              <table:table-cell office:value-type="float" office:value="0.002555077">
                <text:p>0.002555077</text:p>
                <draw:g>
                  <svg:desc>'Hoja 1'.D21:'Hoja 1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646629926">
                <text:p>0.646629926</text:p>
              </table:table-cell>
              <table:table-cell office:value-type="float" office:value="0.724434041">
                <text:p>0.724434041</text:p>
              </table:table-cell>
              <table:table-cell office:value-type="float" office:value="1.732943774">
                <text:p>1.732943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7.142421625">
                <text:p>17.142421625</text:p>
              </table:table-cell>
              <table:table-cell office:value-type="float" office:value="17.342668457">
                <text:p>17.342668457</text:p>
              </table:table-cell>
              <table:table-cell office:value-type="float" office:value="19.168253238">
                <text:p>19.168253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84.503619663">
                <text:p>84.503619663</text:p>
              </table:table-cell>
              <table:table-cell office:value-type="float" office:value="104.521513044">
                <text:p>104.521513044</text:p>
              </table:table-cell>
              <table:table-cell office:value-type="float" office:value="80.797145658">
                <text:p>80.7971456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MacOSX_X86_64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